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textWrapper.getServletContex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Wrapper.getResourcePaths( String th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ervletContextWrapper.getResourcePath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ervletContextWrapper.ServletContextWrapper( ServletContext theOriginal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